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1" svg:font-family="arial" style:font-family-generic="swiss"/>
    <style:font-face style:name="arial" svg:font-family="arial" style:font-adornments="Regular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5cm" table:align="left" style:writing-mode="lr-tb"/>
    </style:style>
    <style:style style:name="Tabela1.A" style:family="table-column">
      <style:table-column-properties style:column-width="2.917cm"/>
    </style:style>
    <style:style style:name="Tabela1.B" style:family="table-column">
      <style:table-column-properties style:column-width="1.194cm"/>
    </style:style>
    <style:style style:name="Tabela1.D" style:family="table-column">
      <style:table-column-properties style:column-width="1.512cm"/>
    </style:style>
    <style:style style:name="Tabela1.E" style:family="table-column">
      <style:table-column-properties style:column-width="1.699cm"/>
    </style:style>
    <style:style style:name="Tabela1.F" style:family="table-column">
      <style:table-column-properties style:column-width="2.201cm"/>
    </style:style>
    <style:style style:name="Tabela1.G" style:family="table-column">
      <style:table-column-properties style:column-width="1.91cm"/>
    </style:style>
    <style:style style:name="Tabela1.H" style:family="table-column">
      <style:table-column-properties style:column-width="2.372cm"/>
    </style:style>
    <style:style style:name="Tabe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style:vertical-align="middle" fo:padding="0.097cm" fo:border="0.5pt solid #000000"/>
    </style:style>
    <style:style style:name="Tabela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H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1pt" fo:language="none" fo:country="none" fo:font-weight="bold" style:font-size-asian="11pt" style:language-asian="none" style:country-asian="none" style:font-weight-asian="bold" style:font-name-complex="Arial" style:font-size-complex="11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language="none" fo:country="none" fo:font-weight="bold" officeooo:paragraph-rsid="0027456b" style:font-size-asian="11pt" style:language-asian="none" style:country-asian="none" style:font-weight-asian="bold" style:font-name-complex="Arial" style:font-size-complex="11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language="none" fo:country="none" fo:font-weight="bold" officeooo:paragraph-rsid="00e1ea1a" style:font-size-asian="11pt" style:language-asian="none" style:country-asian="none" style:font-weight-asian="bold" style:font-name-complex="Arial" style:font-size-complex="11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weight="bold" officeooo:paragraph-rsid="0027456b" style:font-size-asian="11pt" style:font-weight-asian="bold" style:font-name-complex="Arial" style:font-size-complex="11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weight="bold" officeooo:paragraph-rsid="00e1ea1a" style:font-size-asian="11pt" style:font-weight-asian="bold" style:font-name-complex="Arial" style:font-size-complex="11pt" style:font-style-complex="italic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style:font-name-complex="Arial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" officeooo:paragraph-rsid="0029577a" style:font-name-complex="Ari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style:font-name-complex="Arial"/>
    </style:style>
    <style:style style:name="P10" style:family="paragraph" style:parent-style-name="Standard">
      <style:paragraph-properties fo:line-height="150%" fo:text-align="justify" style:justify-single-word="false" fo:hyphenation-ladder-count="no-limit" style:text-autospace="none"/>
      <style:text-properties style:font-name="Arial" style:font-name-complex="Arial" fo:hyphenate="true" fo:hyphenation-remain-char-count="2" fo:hyphenation-push-char-count="2"/>
    </style:style>
    <style:style style:name="P11" style:family="paragraph" style:parent-style-name="Standard">
      <style:paragraph-properties fo:line-height="150%" fo:text-align="justify" style:justify-single-word="false" fo:hyphenation-ladder-count="no-limit" style:text-autospace="none"/>
      <style:text-properties style:font-name="Arial" officeooo:paragraph-rsid="007f6162" style:font-name-complex="Arial" fo:hyphenate="true" fo:hyphenation-remain-char-count="2" fo:hyphenation-push-char-count="2"/>
    </style:style>
    <style:style style:name="P12" style:family="paragraph" style:parent-style-name="Standard">
      <style:paragraph-properties fo:line-height="150%" fo:text-align="center" style:justify-single-word="false"/>
      <style:text-properties style:font-name="Arial" officeooo:rsid="00161d5f" officeooo:paragraph-rsid="00161d5f" style:font-name-complex="Arial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Arial" officeooo:paragraph-rsid="004968c5" style:font-name-complex="Arial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Arial" officeooo:rsid="005c5e5f" officeooo:paragraph-rsid="004968c5" style:font-name-complex="Arial"/>
    </style:style>
    <style:style style:name="P15" style:family="paragraph" style:parent-style-name="Standard">
      <style:paragraph-properties fo:line-height="150%" fo:text-align="justify" style:justify-single-word="false" fo:hyphenation-ladder-count="no-limit" style:text-autospace="none"/>
      <style:text-properties style:font-name="Arial" officeooo:rsid="007f6162" officeooo:paragraph-rsid="007f6162" style:font-name-complex="Arial" fo:hyphenate="true" fo:hyphenation-remain-char-count="2" fo:hyphenation-push-char-count="2"/>
    </style:style>
    <style:style style:name="P16" style:family="paragraph" style:parent-style-name="Standard">
      <style:paragraph-properties fo:line-height="150%" fo:text-align="justify" style:justify-single-word="false" fo:hyphenation-ladder-count="no-limit" style:text-autospace="none"/>
      <style:text-properties style:font-name="Arial" officeooo:rsid="007f6162" officeooo:paragraph-rsid="00b384be" style:font-name-complex="Arial" fo:hyphenate="true" fo:hyphenation-remain-char-count="2" fo:hyphenation-push-char-count="2"/>
    </style:style>
    <style:style style:name="P17" style:family="paragraph" style:parent-style-name="Standard">
      <style:paragraph-properties fo:line-height="100%" fo:text-align="justify" style:justify-single-word="false"/>
      <style:text-properties style:font-name="Arial" officeooo:rsid="00701dc3" officeooo:paragraph-rsid="00701dc3" style:font-name-complex="Arial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Arial" officeooo:rsid="00b1601a" officeooo:paragraph-rsid="00b1601a" style:font-name-complex="Arial"/>
    </style:style>
    <style:style style:name="P19" style:family="paragraph" style:parent-style-name="Standard">
      <style:paragraph-properties fo:line-height="150%"/>
      <style:text-properties style:font-name="Arial" fo:font-weight="bold" style:font-weight-asian="bold" style:font-name-complex="Arial"/>
    </style:style>
    <style:style style:name="P20" style:family="paragraph" style:parent-style-name="Standard">
      <style:paragraph-properties fo:line-height="150%" fo:text-align="center" style:justify-single-word="false"/>
      <style:text-properties style:font-name="Arial" fo:font-weight="bold" style:font-weight-asian="bold" style:font-name-complex="Ari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Arial" fo:font-weight="bold" style:font-weight-asian="bold" style:font-name-complex="Arial"/>
    </style:style>
    <style:style style:name="P22" style:family="paragraph" style:parent-style-name="Standard">
      <style:paragraph-properties fo:line-height="150%" fo:text-align="end" style:justify-single-word="false"/>
      <style:text-properties style:font-name="Arial" fo:font-weight="bold" officeooo:rsid="00161d5f" officeooo:paragraph-rsid="00161d5f" style:font-weight-asian="bold" style:font-name-complex="Arial"/>
    </style:style>
    <style:style style:name="P23" style:family="paragraph" style:parent-style-name="Standard">
      <style:paragraph-properties fo:line-height="150%" fo:text-align="justify" style:justify-single-word="false" fo:hyphenation-ladder-count="no-limit" style:text-autospace="none"/>
      <style:text-properties style:font-name="Arial" fo:font-weight="bold" fo:background-color="transparent" style:font-weight-asian="bold" style:font-name-complex="Arial" fo:hyphenate="true" fo:hyphenation-remain-char-count="2" fo:hyphenation-push-char-count="2"/>
    </style:style>
    <style:style style:name="P24" style:family="paragraph" style:parent-style-name="Standard">
      <style:paragraph-properties fo:line-height="150%" fo:text-align="center" style:justify-single-word="false"/>
      <style:text-properties style:font-name="Arial" fo:language="none" fo:country="none" style:language-asian="none" style:country-asian="none" style:font-name-complex="Ari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Arial" officeooo:rsid="003c60dd" officeooo:paragraph-rsid="003c60dd" fo:background-color="#fff200" style:font-name-complex="Arial"/>
    </style:style>
    <style:style style:name="P26" style:family="paragraph" style:parent-style-name="Standard">
      <style:paragraph-properties fo:line-height="150%" fo:text-align="justify" style:justify-single-word="false" fo:hyphenation-ladder-count="no-limit" style:text-autospace="none"/>
      <style:text-properties style:font-name="Arial" fo:background-color="transparent" style:font-name-complex="Arial" fo:hyphenate="true" fo:hyphenation-remain-char-count="2" fo:hyphenation-push-char-count="2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Arial" officeooo:paragraph-rsid="003c60dd" fo:background-color="transparent" style:font-name-complex="Arial"/>
    </style:style>
    <style:style style:name="P28" style:family="paragraph" style:parent-style-name="Standard">
      <style:paragraph-properties fo:line-height="150%" fo:text-align="justify" style:justify-single-word="false" fo:hyphenation-ladder-count="no-limit" style:text-autospace="none"/>
      <style:text-properties style:font-name="Arial" officeooo:rsid="0038e239" officeooo:paragraph-rsid="0038e239" fo:background-color="transparent" style:font-name-complex="Arial" fo:hyphenate="true" fo:hyphenation-remain-char-count="2" fo:hyphenation-push-char-count="2"/>
    </style:style>
    <style:style style:name="P29" style:family="paragraph" style:parent-style-name="Standard">
      <style:paragraph-properties fo:line-height="150%" fo:text-align="justify" style:justify-single-word="false" fo:hyphenation-ladder-count="no-limit" style:text-autospace="none"/>
      <style:text-properties style:font-name="Arial" officeooo:rsid="0085b190" officeooo:paragraph-rsid="00a4b59d" fo:background-color="transparent" style:font-name-complex="Arial" fo:hyphenate="true" fo:hyphenation-remain-char-count="2" fo:hyphenation-push-char-count="2"/>
    </style:style>
    <style:style style:name="P30" style:family="paragraph" style:parent-style-name="Standard">
      <style:paragraph-properties fo:line-height="150%"/>
      <style:text-properties style:font-name="Arial" officeooo:rsid="0085b190" officeooo:paragraph-rsid="0085b190" fo:background-color="transparent" style:font-name-complex="Arial"/>
    </style:style>
    <style:style style:name="P31" style:family="paragraph" style:parent-style-name="Standard">
      <style:paragraph-properties fo:line-height="150%" fo:text-align="center" style:justify-single-word="false"/>
      <style:text-properties style:font-name="Arial" officeooo:rsid="001dc933" officeooo:paragraph-rsid="001dc933" fo:background-color="transparent" style:font-name-complex="Arial"/>
    </style:style>
    <style:style style:name="P32" style:family="paragraph" style:parent-style-name="Standard">
      <style:paragraph-properties fo:text-align="justify" style:justify-single-word="false"/>
      <style:text-properties style:font-name="Arial" fo:background-color="transparent" style:font-name-complex="Arial"/>
    </style:style>
    <style:style style:name="P33" style:family="paragraph" style:parent-style-name="Standard">
      <style:paragraph-properties fo:line-height="150%" fo:text-align="justify" style:justify-single-word="false" fo:hyphenation-ladder-count="no-limit" style:text-autospace="none"/>
      <style:text-properties style:font-name="Arial" officeooo:rsid="00a2a9af" officeooo:paragraph-rsid="00a4b59d" fo:background-color="transparent" style:font-name-complex="Arial" fo:hyphenate="true" fo:hyphenation-remain-char-count="2" fo:hyphenation-push-char-count="2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Arial" officeooo:rsid="00669486" officeooo:paragraph-rsid="00dfcb9c" fo:background-color="transparent" style:font-name-complex="Arial"/>
    </style:style>
    <style:style style:name="P35" style:family="paragraph" style:parent-style-name="Standard">
      <style:paragraph-properties fo:line-height="100%" fo:text-align="justify" style:justify-single-word="false"/>
      <style:text-properties style:font-name="Arial" officeooo:paragraph-rsid="00e4ed2d" fo:background-color="transparent" style:font-name-complex="Arial"/>
    </style:style>
    <style:style style:name="P36" style:family="paragraph" style:parent-style-name="Standard">
      <style:paragraph-properties fo:text-align="center" style:justify-single-word="false"/>
      <style:text-properties fo:color="#000000" style:font-name="Arial" fo:font-size="11pt" fo:font-weight="bold" style:font-size-asian="11pt" style:font-weight-asian="bold" style:font-name-complex="Arial" style:font-size-complex="11pt"/>
    </style:style>
    <style:style style:name="P37" style:family="paragraph" style:parent-style-name="Standard">
      <style:paragraph-properties fo:text-align="center" style:justify-single-word="false"/>
      <style:text-properties fo:color="#000000" style:font-name="Arial" fo:font-size="11pt" fo:font-weight="bold" officeooo:paragraph-rsid="0027456b" style:font-size-asian="11pt" style:font-weight-asian="bold" style:font-name-complex="Arial" style:font-size-complex="11pt"/>
    </style:style>
    <style:style style:name="P38" style:family="paragraph" style:parent-style-name="Standard">
      <style:paragraph-properties fo:text-align="center" style:justify-single-word="false"/>
      <style:text-properties fo:color="#000000" style:font-name="Arial" fo:font-size="11pt" fo:font-weight="bold" officeooo:paragraph-rsid="00e1ea1a" style:font-size-asian="11pt" style:font-weight-asian="bold" style:font-name-complex="Arial" style:font-size-complex="11pt"/>
    </style:style>
    <style:style style:name="P39" style:family="paragraph" style:parent-style-name="Standard">
      <style:paragraph-properties fo:line-height="150%"/>
    </style:style>
    <style:style style:name="P40" style:family="paragraph" style:parent-style-name="Standard">
      <style:paragraph-properties fo:line-height="150%" fo:text-align="end" style:justify-single-word="false"/>
    </style:style>
    <style:style style:name="P41" style:family="paragraph" style:parent-style-name="Standard">
      <style:paragraph-properties fo:line-height="150%" fo:text-align="justify" style:justify-single-word="false"/>
    </style:style>
    <style:style style:name="P42" style:family="paragraph" style:parent-style-name="Standard">
      <style:paragraph-properties fo:line-height="150%">
        <style:tab-stops>
          <style:tab-stop style:position="12.086cm"/>
        </style:tab-stops>
      </style:paragraph-properties>
    </style:style>
    <style:style style:name="P43" style:family="paragraph" style:parent-style-name="Standard">
      <style:paragraph-properties fo:line-height="100%" fo:text-align="justify" style:justify-single-word="false"/>
      <style:text-properties officeooo:paragraph-rsid="004968c5"/>
    </style:style>
    <style:style style:name="P44" style:family="paragraph" style:parent-style-name="Standard">
      <style:paragraph-properties fo:line-height="150%" fo:text-align="justify" style:justify-single-word="false" fo:hyphenation-ladder-count="no-limit" style:text-autospace="none"/>
      <style:text-properties style:font-name="arial1" fo:font-size="12pt" officeooo:rsid="00038416" officeooo:paragraph-rsid="0021eb9b" style:font-size-asian="12pt" style:font-name-complex="Arial" style:font-size-complex="12pt" fo:hyphenate="true" fo:hyphenation-remain-char-count="2" fo:hyphenation-push-char-count="2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arial1" fo:font-size="12pt" officeooo:paragraph-rsid="0021eb9b" style:font-size-asian="12pt" style:font-size-complex="12pt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arial1" officeooo:paragraph-rsid="008e7981"/>
    </style:style>
    <style:style style:name="P47" style:family="paragraph" style:parent-style-name="Standard">
      <style:paragraph-properties fo:line-height="150%" fo:text-align="justify" style:justify-single-word="false" fo:hyphenation-ladder-count="no-limit" style:text-autospace="none"/>
      <style:text-properties style:font-name="arial1" officeooo:paragraph-rsid="0021eb9b" style:font-name-complex="Arial" fo:hyphenate="true" fo:hyphenation-remain-char-count="2" fo:hyphenation-push-char-count="2"/>
    </style:style>
    <style:style style:name="P48" style:family="paragraph" style:parent-style-name="Standard">
      <style:paragraph-properties fo:line-height="100%" fo:text-align="justify" style:justify-single-word="false"/>
      <style:text-properties officeooo:rsid="00701dc3" officeooo:paragraph-rsid="00701dc3"/>
    </style:style>
    <style:style style:name="P49" style:family="paragraph" style:parent-style-name="Header">
      <style:text-properties style:font-name="Arial" fo:font-size="11pt" fo:font-weight="bold" style:font-size-asian="11pt" style:font-weight-asian="bold" style:font-name-complex="Arial" style:font-size-complex="11pt" style:font-style-complex="italic" style:font-weight-complex="bold"/>
    </style:style>
    <style:style style:name="P50" style:family="paragraph" style:parent-style-name="Footer">
      <style:paragraph-properties fo:text-align="end" style:justify-single-word="false"/>
    </style:style>
    <style:style style:name="P51" style:family="paragraph" style:parent-style-name="Footer">
      <style:paragraph-properties fo:margin-top="0.275cm" fo:margin-bottom="0cm" loext:contextual-spacing="false" fo:line-height="150%" fo:text-align="end" style:justify-single-word="false"/>
      <style:text-properties style:font-name="arial1"/>
    </style:style>
    <style:style style:name="P52" style:family="paragraph" style:parent-style-name="Standard">
      <style:paragraph-properties fo:line-height="150%" fo:text-align="center" style:justify-single-word="false" fo:break-before="page"/>
      <style:text-properties style:font-name="Arial" style:font-name-complex="Arial"/>
    </style:style>
    <style:style style:name="P53" style:family="paragraph" style:parent-style-name="Text_20_body">
      <style:text-properties style:font-name="arial1" fo:font-style="italic" fo:font-weight="bold" style:font-style-asian="italic" style:font-weight-asian="bold" style:font-style-complex="italic" style:font-weight-complex="bold"/>
    </style:style>
    <style:style style:name="P54" style:family="paragraph" style:parent-style-name="Text_20_body">
      <style:paragraph-properties fo:text-align="justify" style:justify-single-word="false"/>
      <style:text-properties style:font-name="Arial" officeooo:paragraph-rsid="00d2127d" style:font-name-complex="Arial"/>
    </style:style>
    <style:style style:name="P55" style:family="paragraph" style:parent-style-name="Standard">
      <style:paragraph-properties fo:margin-left="0.635cm" fo:margin-right="0cm" fo:line-height="150%" fo:text-align="justify" style:justify-single-word="false" fo:hyphenation-ladder-count="no-limit" fo:text-indent="0cm" style:auto-text-indent="false" style:text-autospace="none"/>
      <style:text-properties style:font-name="Arial" fo:background-color="transparent" style:font-name-complex="Arial" fo:hyphenate="true" fo:hyphenation-remain-char-count="2" fo:hyphenation-push-char-count="2"/>
    </style:style>
    <style:style style:name="P56" style:family="paragraph" style:parent-style-name="Standard">
      <style:paragraph-properties fo:margin-left="1.251cm" fo:margin-right="0cm" fo:line-height="150%" fo:text-align="justify" style:justify-single-word="false" fo:hyphenation-ladder-count="no-limit" fo:text-indent="0cm" style:auto-text-indent="false" style:text-autospace="none">
        <style:tab-stops>
          <style:tab-stop style:position="1.251cm"/>
        </style:tab-stops>
      </style:paragraph-properties>
      <style:text-properties style:font-name="Arial" officeooo:rsid="002aee43" officeooo:paragraph-rsid="002aee43" fo:background-color="transparent" style:font-name-complex="Arial" fo:hyphenate="true" fo:hyphenation-remain-char-count="2" fo:hyphenation-push-char-count="2"/>
    </style:style>
    <style:style style:name="P57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 style:text-autospace="none">
        <style:tab-stops>
          <style:tab-stop style:position="1.752cm"/>
        </style:tab-stops>
      </style:paragraph-properties>
      <style:text-properties style:font-name="Arial" fo:background-color="transparent" style:font-name-complex="Arial" fo:hyphenate="true" fo:hyphenation-remain-char-count="2" fo:hyphenation-push-char-count="2"/>
    </style:style>
    <style:style style:name="P58" style:family="paragraph" style:parent-style-name="Standard">
      <style:paragraph-properties fo:margin-left="1.752cm" fo:margin-right="0cm" fo:line-height="100%" fo:text-align="justify" style:justify-single-word="false" fo:hyphenation-ladder-count="no-limit" fo:text-indent="-0.501cm" style:auto-text-indent="false" style:text-autospace="none">
        <style:tab-stops>
          <style:tab-stop style:position="1.752cm"/>
        </style:tab-stops>
      </style:paragraph-properties>
      <style:text-properties style:font-name="Arial" officeooo:rsid="002f1702" officeooo:paragraph-rsid="002f1702" fo:background-color="transparent" style:font-name-complex="Arial" fo:hyphenate="true" fo:hyphenation-remain-char-count="2" fo:hyphenation-push-char-count="2"/>
    </style:style>
    <style:style style:name="P59" style:family="paragraph" style:parent-style-name="Table_20_Contents">
      <style:paragraph-properties fo:margin-top="0.166cm" fo:margin-bottom="0.166cm" loext:contextual-spacing="false" fo:text-align="end" style:justify-single-word="false"/>
      <style:text-properties style:font-name="arial1" fo:font-size="12pt" officeooo:paragraph-rsid="00d0d36c" style:font-size-asian="12pt" style:font-size-complex="12pt"/>
    </style:style>
    <style:style style:name="P60" style:family="paragraph" style:parent-style-name="Table_20_Contents">
      <style:paragraph-properties fo:margin-top="0.166cm" fo:margin-bottom="0.166cm" loext:contextual-spacing="false" fo:text-align="end" style:justify-single-word="false"/>
      <style:text-properties style:font-name="arial1" fo:font-size="12pt" fo:font-weight="bold" officeooo:rsid="00d0d36c" officeooo:paragraph-rsid="00d0d36c" style:font-size-asian="12pt" style:font-weight-asian="bold" style:font-size-complex="12pt" style:font-weight-complex="bold"/>
    </style:style>
    <style:style style:name="P61" style:family="paragraph" style:parent-style-name="Table_20_Contents">
      <style:paragraph-properties fo:margin-top="0.055cm" fo:margin-bottom="0.055cm" loext:contextual-spacing="false" fo:text-align="center" style:justify-single-word="false"/>
      <style:text-properties officeooo:paragraph-rsid="00d0d36c"/>
    </style:style>
    <style:style style:name="P62" style:family="paragraph" style:parent-style-name="Table_20_Contents">
      <style:paragraph-properties fo:margin-top="0.055cm" fo:margin-bottom="0.055cm" loext:contextual-spacing="false" fo:text-align="center" style:justify-single-word="false"/>
      <style:text-properties style:font-name="arial1" fo:font-size="12pt" officeooo:paragraph-rsid="00d0d36c" style:font-size-asian="12pt" style:font-size-complex="12pt"/>
    </style:style>
    <style:style style:name="P63" style:family="paragraph" style:parent-style-name="Table_20_Contents">
      <style:paragraph-properties fo:margin-top="0.055cm" fo:margin-bottom="0.055cm" loext:contextual-spacing="false" fo:text-align="center" style:justify-single-word="false"/>
      <style:text-properties style:font-name="arial1" fo:font-size="12pt" fo:font-weight="bold" officeooo:paragraph-rsid="00d0d36c" style:font-size-asian="12pt" style:font-weight-asian="bold" style:font-size-complex="12pt" style:font-weight-complex="bold"/>
    </style:style>
    <style:style style:name="P64" style:family="paragraph" style:parent-style-name="Table_20_Contents">
      <style:paragraph-properties fo:margin-top="0.055cm" fo:margin-bottom="0.055cm" loext:contextual-spacing="false" fo:text-align="center" style:justify-single-word="false"/>
      <style:text-properties style:font-name="arial1" fo:font-weight="bold" officeooo:rsid="00d0d36c" officeooo:paragraph-rsid="00d0d36c" style:font-weight-asian="bold" style:font-weight-complex="bold"/>
    </style:style>
    <style:style style:name="P65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Arial" style:font-name-complex="Arial"/>
    </style:style>
    <style:style style:name="P66" style:family="paragraph" style:parent-style-name="Standard" style:list-style-name="WW8Num1">
      <style:paragraph-properties fo:margin-left="1.752cm" fo:margin-right="0cm" fo:line-height="100%" fo:text-align="justify" style:justify-single-word="false" fo:hyphenation-ladder-count="no-limit" fo:text-indent="-0.501cm" style:auto-text-indent="false" style:text-autospace="none">
        <style:tab-stops>
          <style:tab-stop style:position="1.752cm"/>
        </style:tab-stops>
      </style:paragraph-properties>
      <style:text-properties style:font-name="Arial" officeooo:rsid="002e24c5" fo:background-color="transparent" style:font-name-complex="Arial" fo:hyphenate="true" fo:hyphenation-remain-char-count="2" fo:hyphenation-push-char-count="2"/>
    </style:style>
    <style:style style:name="P67" style:family="paragraph" style:parent-style-name="Standard" style:list-style-name="WW8Num1">
      <style:paragraph-properties fo:margin-left="1.752cm" fo:margin-right="0cm" fo:line-height="100%" fo:text-align="justify" style:justify-single-word="false" fo:hyphenation-ladder-count="no-limit" fo:text-indent="-0.501cm" style:auto-text-indent="false" style:text-autospace="none">
        <style:tab-stops>
          <style:tab-stop style:position="1.752cm"/>
        </style:tab-stops>
      </style:paragraph-properties>
      <style:text-properties style:font-name="Arial" officeooo:rsid="002f1702" officeooo:paragraph-rsid="002f1702" fo:background-color="transparent" style:font-name-complex="Arial" fo:hyphenate="true" fo:hyphenation-remain-char-count="2" fo:hyphenation-push-char-count="2"/>
    </style:style>
    <style:style style:name="P68" style:family="paragraph" style:parent-style-name="Standard" style:list-style-name="WW8Num1">
      <style:paragraph-properties fo:margin-left="1.752cm" fo:margin-right="0cm" fo:line-height="100%" fo:text-align="justify" style:justify-single-word="false" fo:hyphenation-ladder-count="no-limit" fo:text-indent="-0.501cm" style:auto-text-indent="false" style:text-autospace="none">
        <style:tab-stops>
          <style:tab-stop style:position="1.752cm"/>
        </style:tab-stops>
      </style:paragraph-properties>
      <style:text-properties style:font-name="Arial" officeooo:rsid="009a9147" officeooo:paragraph-rsid="009a9147" fo:background-color="transparent" style:font-name-complex="Arial" fo:hyphenate="true" fo:hyphenation-remain-char-count="2" fo:hyphenation-push-char-count="2"/>
    </style:style>
    <style:style style:name="P69" style:family="paragraph" style:parent-style-name="Standard" style:list-style-name="WW8Num1">
      <style:paragraph-properties fo:margin-left="1.27cm" fo:margin-right="0cm" fo:line-height="100%" fo:text-align="justify" style:justify-single-word="false" fo:hyphenation-ladder-count="no-limit" fo:text-indent="-0.019cm" style:auto-text-indent="false" style:text-autospace="none">
        <style:tab-stops>
          <style:tab-stop style:position="1.752cm"/>
        </style:tab-stops>
      </style:paragraph-properties>
      <style:text-properties style:font-name="Arial" officeooo:rsid="002e43c9" fo:background-color="transparent" style:font-name-complex="Arial" fo:hyphenate="true" fo:hyphenation-remain-char-count="2" fo:hyphenation-push-char-count="2"/>
    </style:style>
    <style:style style:name="P70" style:family="paragraph" style:parent-style-name="Standard" style:list-style-name="WW8Num1">
      <style:paragraph-properties fo:margin-left="1.27cm" fo:margin-right="0cm" fo:line-height="100%" fo:text-align="justify" style:justify-single-word="false" fo:hyphenation-ladder-count="no-limit" fo:text-indent="-0.019cm" style:auto-text-indent="false" style:text-autospace="none">
        <style:tab-stops>
          <style:tab-stop style:position="1.752cm"/>
        </style:tab-stops>
      </style:paragraph-properties>
      <style:text-properties style:font-name="Arial" officeooo:rsid="002e43c9" officeooo:paragraph-rsid="002e43c9" fo:background-color="transparent" style:font-name-complex="Arial" fo:hyphenate="true" fo:hyphenation-remain-char-count="2" fo:hyphenation-push-char-count="2"/>
    </style:style>
    <style:style style:name="P71" style:family="paragraph" style:parent-style-name="Heading_20_1" style:list-style-name="">
      <style:paragraph-properties fo:orphans="2" fo:widows="2" fo:hyphenation-ladder-count="no-limit"/>
      <style:text-properties officeooo:paragraph-rsid="0026aa4e" fo:hyphenate="false" fo:hyphenation-remain-char-count="2" fo:hyphenation-push-char-count="2"/>
    </style:style>
    <style:style style:name="P72" style:family="paragraph" style:parent-style-name="Heading_20_1">
      <style:paragraph-properties fo:line-height="150%"/>
    </style:style>
    <style:style style:name="P73" style:family="paragraph" style:parent-style-name="Heading_20_1">
      <style:paragraph-properties fo:line-height="150%"/>
      <style:text-properties style:font-name="Arial" style:font-name-complex="Arial"/>
    </style:style>
    <style:style style:name="P74" style:family="paragraph" style:parent-style-name="Heading_20_1" style:master-page-name="Index">
      <style:paragraph-properties style:page-number="4"/>
      <style:text-properties officeooo:paragraph-rsid="0026aa4e"/>
    </style:style>
    <style:style style:name="P75" style:family="paragraph" style:parent-style-name="Heading_20_1">
      <style:paragraph-properties fo:line-height="150%" fo:break-before="page"/>
    </style:style>
    <style:style style:name="P76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officeooo:rsid="00161d5f" style:font-name-complex="Arial"/>
    </style:style>
    <style:style style:name="T3" style:family="text">
      <style:text-properties style:font-name="Arial" officeooo:rsid="005c5e5f" style:font-name-complex="Arial"/>
    </style:style>
    <style:style style:name="T4" style:family="text">
      <style:text-properties style:font-name="Arial" fo:font-weight="bold" style:font-weight-asian="bold" style:font-name-complex="Arial"/>
    </style:style>
    <style:style style:name="T5" style:family="text">
      <style:text-properties style:font-name="Arial" fo:font-weight="bold" style:font-weight-asian="bold" style:font-name-complex="Arial" style:font-weight-complex="bold"/>
    </style:style>
    <style:style style:name="T6" style:family="text">
      <style:text-properties style:font-name="Arial" fo:font-weight="bold" officeooo:rsid="005c5e5f" style:font-weight-asian="bold" style:font-name-complex="Arial" style:font-weight-complex="bold"/>
    </style:style>
    <style:style style:name="T7" style:family="text">
      <style:text-properties style:font-name="Arial" fo:font-size="12pt" style:font-size-asian="12pt" style:font-name-complex="Arial" style:font-size-complex="12pt"/>
    </style:style>
    <style:style style:name="T8" style:family="text">
      <style:text-properties style:font-name="Arial" fo:font-weight="normal" officeooo:rsid="00c9acc6" style:font-weight-asian="normal" style:font-name-complex="Arial" style:font-weight-complex="normal"/>
    </style:style>
    <style:style style:name="T9" style:family="text">
      <style:text-properties style:font-name="Arial" fo:font-weight="normal" officeooo:rsid="00cc811d" style:font-weight-asian="normal" style:font-name-complex="Arial" style:font-weight-complex="normal"/>
    </style:style>
    <style:style style:name="T10" style:family="text">
      <style:text-properties style:font-name="Arial" fo:font-weight="normal" officeooo:rsid="00cf5dcc" style:font-weight-asian="normal" style:font-name-complex="Arial" style:font-weight-complex="normal"/>
    </style:style>
    <style:style style:name="T11" style:family="text">
      <style:text-properties style:font-name="Arial" fo:font-weight="normal" fo:background-color="transparent" loext:char-shading-value="0" style:font-weight-asian="normal" style:font-name-complex="Arial" style:font-weight-complex="normal"/>
    </style:style>
    <style:style style:name="T12" style:family="text">
      <style:text-properties fo:font-variant="normal" fo:text-transform="none" style:font-name="Arial" fo:letter-spacing="normal" fo:font-weight="normal" style:font-weight-asian="normal" style:font-name-complex="Arial" style:font-weight-complex="normal"/>
    </style:style>
    <style:style style:name="T13" style:family="text">
      <style:text-properties officeooo:rsid="00161d5f"/>
    </style:style>
    <style:style style:name="T14" style:family="text">
      <style:text-properties officeooo:rsid="00163763"/>
    </style:style>
    <style:style style:name="T15" style:family="text">
      <style:text-properties style:use-window-font-color="true" style:font-name="Arial" fo:font-size="12pt" fo:language="pt" fo:country="BR" style:letter-kerning="true" style:font-name-asian="Times New Roman" style:font-size-asian="12pt" style:language-asian="zh" style:country-asian="CN" style:font-name-complex="Arial" style:font-size-complex="12pt" style:language-complex="ar" style:country-complex="SA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038416" style:font-size-asian="12pt" style:font-size-complex="12pt"/>
    </style:style>
    <style:style style:name="T18" style:family="text">
      <style:text-properties fo:font-size="12pt" officeooo:rsid="0005748e" style:font-size-asian="12pt" style:font-size-complex="12pt"/>
    </style:style>
    <style:style style:name="T19" style:family="text">
      <style:text-properties fo:font-size="12pt" officeooo:rsid="0087f232" style:font-size-asian="12pt" style:font-size-complex="12pt"/>
    </style:style>
    <style:style style:name="T20" style:family="text">
      <style:text-properties fo:font-size="12pt" officeooo:rsid="00884fab" style:font-size-asian="12pt" style:font-size-complex="12pt"/>
    </style:style>
    <style:style style:name="T21" style:family="text">
      <style:text-properties fo:font-size="12pt" officeooo:rsid="00907018" style:font-size-asian="12pt" style:font-size-complex="12pt"/>
    </style:style>
    <style:style style:name="T22" style:family="text">
      <style:text-properties fo:font-size="12pt" fo:background-color="transparent" loext:char-shading-value="0" style:font-size-asian="12pt" style:font-size-complex="12pt"/>
    </style:style>
    <style:style style:name="T23" style:family="text">
      <style:text-properties fo:font-size="12pt" officeooo:rsid="00884fab" fo:background-color="transparent" loext:char-shading-value="0" style:font-size-asian="12pt" style:font-size-complex="12pt"/>
    </style:style>
    <style:style style:name="T24" style:family="text">
      <style:text-properties fo:font-size="12pt" officeooo:rsid="008e7981" fo:background-color="transparent" loext:char-shading-value="0" style:font-size-asian="12pt" style:font-size-complex="12pt"/>
    </style:style>
    <style:style style:name="T25" style:family="text">
      <style:text-properties fo:font-size="12pt" officeooo:rsid="00b9b593" fo:background-color="transparent" loext:char-shading-value="0" style:font-size-asian="12pt" style:font-size-complex="12pt"/>
    </style:style>
    <style:style style:name="T26" style:family="text">
      <style:text-properties fo:font-size="12pt" officeooo:rsid="008f29ef" fo:background-color="transparent" loext:char-shading-value="0" style:font-size-asian="12pt" style:font-size-complex="12pt"/>
    </style:style>
    <style:style style:name="T27" style:family="text">
      <style:text-properties fo:font-size="12pt" officeooo:rsid="00038416" fo:background-color="transparent" loext:char-shading-value="0" style:font-size-asian="12pt" style:font-size-complex="12pt"/>
    </style:style>
    <style:style style:name="T28" style:family="text">
      <style:text-properties fo:font-size="12pt" officeooo:rsid="00907018" fo:background-color="transparent" loext:char-shading-value="0" style:font-size-asian="12pt" style:font-size-complex="12pt"/>
    </style:style>
    <style:style style:name="T29" style:family="text">
      <style:text-properties fo:font-size="12pt" officeooo:rsid="00924491" fo:background-color="transparent" loext:char-shading-value="0" style:font-size-asian="12pt" style:font-size-complex="12pt"/>
    </style:style>
    <style:style style:name="T30" style:family="text">
      <style:text-properties fo:background-color="transparent" loext:char-shading-value="0"/>
    </style:style>
    <style:style style:name="T31" style:family="text">
      <style:text-properties officeooo:rsid="0042a03a" fo:background-color="transparent" loext:char-shading-value="0"/>
    </style:style>
    <style:style style:name="T32" style:family="text">
      <style:text-properties officeooo:rsid="0046b333" fo:background-color="transparent" loext:char-shading-value="0"/>
    </style:style>
    <style:style style:name="T33" style:family="text">
      <style:text-properties officeooo:rsid="005248f1" fo:background-color="transparent" loext:char-shading-value="0"/>
    </style:style>
    <style:style style:name="T34" style:family="text">
      <style:text-properties officeooo:rsid="0055772b" fo:background-color="transparent" loext:char-shading-value="0"/>
    </style:style>
    <style:style style:name="T35" style:family="text">
      <style:text-properties officeooo:rsid="00669486" fo:background-color="transparent" loext:char-shading-value="0"/>
    </style:style>
    <style:style style:name="T36" style:family="text">
      <style:text-properties officeooo:rsid="009c7ced" fo:background-color="transparent" loext:char-shading-value="0"/>
    </style:style>
    <style:style style:name="T37" style:family="text">
      <style:text-properties officeooo:rsid="00808737" fo:background-color="transparent" loext:char-shading-value="0"/>
    </style:style>
    <style:style style:name="T38" style:family="text">
      <style:text-properties officeooo:rsid="0083c57b" fo:background-color="transparent" loext:char-shading-value="0"/>
    </style:style>
    <style:style style:name="T39" style:family="text">
      <style:text-properties style:font-name="arial1" fo:font-size="12pt" style:font-size-asian="12pt" style:font-size-complex="12pt"/>
    </style:style>
    <style:style style:name="T40" style:family="text">
      <style:text-properties style:font-name="arial1" fo:font-size="12pt" officeooo:rsid="00bc859b" style:font-size-asian="12pt" style:font-size-complex="12pt"/>
    </style:style>
    <style:style style:name="T41" style:family="text">
      <style:text-properties style:font-name="arial1" fo:font-size="12pt" officeooo:rsid="00bfb497" style:font-size-asian="12pt" style:font-size-complex="12pt"/>
    </style:style>
    <style:style style:name="T42" style:family="text">
      <style:text-properties style:font-name="arial1" fo:font-size="12pt" officeooo:rsid="00d0d36c" style:font-size-asian="12pt" style:font-size-complex="12pt"/>
    </style:style>
    <style:style style:name="T43" style:family="text">
      <style:text-properties style:font-name="arial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4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45" style:family="text">
      <style:text-properties style:font-name="arial1" fo:font-size="12pt" fo:font-weight="bold" officeooo:rsid="00bfb497" style:font-size-asian="12pt" style:font-weight-asian="bold" style:font-size-complex="12pt" style:font-weight-complex="bold"/>
    </style:style>
    <style:style style:name="T46" style:family="text">
      <style:text-properties style:font-name="arial1"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fo:font-style="italic" officeooo:rsid="0055772b" fo:background-color="#ffffff" loext:char-shading-value="0" style:font-style-asian="italic" style:font-style-complex="italic"/>
    </style:style>
    <style:style style:name="T48" style:family="text">
      <style:text-properties officeooo:rsid="00808737"/>
    </style:style>
    <style:style style:name="T49" style:family="text">
      <style:text-properties officeooo:rsid="0083c57b"/>
    </style:style>
    <style:style style:name="T50" style:family="text">
      <style:text-properties officeooo:rsid="00963909"/>
    </style:style>
    <style:style style:name="T51" style:family="text">
      <style:text-properties officeooo:rsid="009a9147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officeooo:rsid="009d0cdc"/>
    </style:style>
    <style:style style:name="T54" style:family="text">
      <style:text-properties officeooo:rsid="009ec152"/>
    </style:style>
    <style:style style:name="T55" style:family="text">
      <style:text-properties officeooo:rsid="00a2a9af"/>
    </style:style>
    <style:style style:name="T56" style:family="text">
      <style:text-properties officeooo:rsid="00a64855"/>
    </style:style>
    <style:style style:name="T57" style:family="text">
      <style:text-properties officeooo:rsid="00a6ed11"/>
    </style:style>
    <style:style style:name="T58" style:family="text">
      <style:text-properties officeooo:rsid="00a81109"/>
    </style:style>
    <style:style style:name="T59" style:family="text">
      <style:text-properties officeooo:rsid="0055772b" fo:background-color="#ffffff" loext:char-shading-value="0"/>
    </style:style>
    <style:style style:name="T60" style:family="text">
      <style:text-properties officeooo:rsid="00b007ae"/>
    </style:style>
    <style:style style:name="T61" style:family="text">
      <style:text-properties officeooo:rsid="00b384be"/>
    </style:style>
    <style:style style:name="T62" style:family="text">
      <style:text-properties officeooo:rsid="00b5bf22"/>
    </style:style>
    <style:style style:name="T63" style:family="text">
      <style:text-properties officeooo:rsid="00b689a5"/>
    </style:style>
    <style:style style:name="T64" style:family="text">
      <style:text-properties officeooo:rsid="00bfb497"/>
    </style:style>
    <style:style style:name="T65" style:family="text">
      <style:text-properties officeooo:rsid="00c4af1d"/>
    </style:style>
    <style:style style:name="T66" style:family="text">
      <style:text-properties officeooo:rsid="00c94e9c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officeooo:rsid="00dfcb9c"/>
    </style:style>
    <style:style style:name="T69" style:family="text">
      <style:text-properties officeooo:rsid="00e43956"/>
    </style:style>
    <style:style style:name="T70" style:family="text">
      <style:text-properties officeooo:rsid="00e4ed2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02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/>
      <text:p text:style-name="P7"/>
      <text:p text:style-name="P7"/>
      <text:p text:style-name="P7"/>
      <text:p text:style-name="P20">Projeto de Pesquis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1"><text:span text:style-name="T57">Método</text:span> dos Elementos Finito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2">EDUARDO JOSÉ DE OLIVEIRA</text:p>
      <text:p text:style-name="P40"><text:span text:style-name="T1">Orientador(a): </text:span><text:span text:style-name="T2">Tiago de Lima Bento Pereira</text:span><text:span text:style-name="T1"> 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7">ANÁPOLIS</text:p>
      <text:p text:style-name="P7">201<text:span text:style-name="T13">9</text:span></text:p>
      <text:p text:style-name="P7"><text:soft-page-break/></text:p>
      <text:p text:style-name="P7"/>
      <text:p text:style-name="P7"/>
      <text:p text:style-name="P7"/>
      <text:p text:style-name="P12">Eduardo José de Oliveir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1">Método dos Elementos Finito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4"><draw:frame draw:style-name="fr1" draw:name="Quadro1" text:anchor-type="char" svg:x="7.611cm" svg:y="0.355cm" svg:width="8.463cm" svg:height="3.674cm" draw:z-index="0"><draw:text-box><text:p text:style-name="P32">Projeto de Pesquisa desenvolvido na disciplina <text:span text:style-name="T56">de Trabalho de Conclusão de Curso I </text:span>do Curso de Licenciatura em Matemática, para a elaboração do Trabalho de Curso, sob a orientação <text:span text:style-name="T56">do</text:span> Professor <text:span text:style-name="T56">Tiago de Lima Bento Pereira</text:span>.</text:p></draw:text-box></draw:frame></text:p>
      <text:p text:style-name="P2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ANÁPOLIS </text:p>
      <text:p text:style-name="P7">201<text:span text:style-name="T14">9</text:span></text:p>
      <text:p text:style-name="P52"/>
      <text:p text:style-name="P21">RESUMO:</text:p>
      <text:p text:style-name="P35"><text:span text:style-name="T69">Os métodos analíticos nem sempre conseguem resolver todos os problemas do mundo físico, surgindo assim a necessidade do estudo dos métodos numéricos. </text:span>O método dos elementos finitos é um método numérico aplicado, principalmente, as engenharias. Este projeto objetiva, por meio de pesquisa <text:span text:style-name="T66">bibliográfica</text:span>, a descrição do método dos elementos finitos. <text:span text:style-name="T70">É objetivo do projeto também, apresentar uma proposta de aplicação de atividade utilizando <text:s/>métodos de discretização no ensino médio.</text:span></text:p>
      <text:p text:style-name="P21"/>
      <text:p text:style-name="P41"><text:span text:style-name="T4">Palavras-chave</text:span><text:span text:style-name="Título_20_2_20_Char"><text:span text:style-name="T7">:</text:span></text:span><text:span text:style-name="T4"> </text:span><text:span text:style-name="T8">Método dos elementos finitos, </text:span><text:span text:style-name="T9">métodos numéricos, </text:span><text:span text:style-name="T10">equações diferenciais</text:span><text:span text:style-name="T11">. 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oft-page-break/></text:p>
      <text:p text:style-name="P21">SUMÁRIO</text:p>
      <text:p text:style-name="P19"/>
      <text:table-of-content text:style-name="Sect1" text:name="Índice1">
        <text:table-of-content-source text:outline-level="6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6"><text:a xlink:type="simple" xlink:href="#__RefHeading___Toc695_2290649973" text:style-name="Index_20_Link" text:visited-style-name="Index_20_Link">APRESENTAÇÃO<text:tab/>4</text:a></text:p>
          <text:p text:style-name="P76"><text:a xlink:type="simple" xlink:href="#__RefHeading___Toc384636551" text:style-name="Index_20_Link" text:visited-style-name="Index_20_Link">OBJETIVOS<text:tab/>4</text:a></text:p>
          <text:p text:style-name="P76"><text:a xlink:type="simple" xlink:href="#__RefHeading___Toc384636552" text:style-name="Index_20_Link" text:visited-style-name="Index_20_Link">REFERENCIAL TEÓRICO<text:tab/>5</text:a></text:p>
          <text:p text:style-name="P76"><text:a xlink:type="simple" xlink:href="#__RefHeading___Toc384636553" text:style-name="Index_20_Link" text:visited-style-name="Index_20_Link">METODOLOGIA<text:tab/>5</text:a></text:p>
          <text:p text:style-name="P76"><text:a xlink:type="simple" xlink:href="#__RefHeading___Toc384636554" text:style-name="Index_20_Link" text:visited-style-name="Index_20_Link">RESULTADOS ESPERADOS<text:tab/>6</text:a></text:p>
          <text:p text:style-name="P76"><text:a xlink:type="simple" xlink:href="#__RefHeading___Toc384636555" text:style-name="Index_20_Link" text:visited-style-name="Index_20_Link">REFERÊNCIAS<text:tab/>7</text:a></text:p>
          <text:p text:style-name="P76"><text:a xlink:type="simple" xlink:href="#__RefHeading___Toc384636556" text:style-name="Index_20_Link" text:visited-style-name="Index_20_Link">CRONOGRAMA<text:tab/>7</text:a></text:p>
        </text:index-body>
      </text:table-of-content>
      <text:p text:style-name="P39"><text:span text:style-name="Título_20_do_20_Livro"><text:span text:style-name="T1"/></text:span></text:p>
      <text:section text:style-name="Sect2" text:name="Seção2">
        <text:h text:style-name="P71" text:outline-level="1"><text:span text:style-name="Título_20_do_20_Livro"><text:span text:style-name="T15"/></text:span></text:h>
        <text:h text:style-name="P74" text:outline-level="1"><text:bookmark-start text:name="__RefHeading___Toc695_2290649973"/><text:span text:style-name="Título_20_do_20_Livro"><text:span text:style-name="T15">APRESENTAÇÃO</text:span></text:span><text:bookmark-end text:name="__RefHeading___Toc695_2290649973"/></text:h>
        <text:p text:style-name="P42"><text:span text:style-name="Título_20_do_20_Livro"><text:span text:style-name="T12"/></text:span></text:p>
        <text:p text:style-name="P46"><text:span text:style-name="T16"><text:tab/>Desde a antiguidade métodos de </text:span><text:span text:style-name="T22">discretização</text:span><text:span text:style-name="T16"> são utilizados </text:span><text:span text:style-name="T19">como alternativa para a busca de soluções em problemas cuja solução por métodos analíticos se torna </text:span><text:span text:style-name="T20">trabalhosa</text:span><text:span text:style-name="T19"> </text:span><text:span text:style-name="T20">ou</text:span><text:span text:style-name="T19">, em alguns casos</text:span><text:span text:style-name="T20">,</text:span><text:span text:style-name="T19"> inviável</text:span><text:span text:style-name="T16">, por exemplo, no</text:span><text:span text:style-name="T22"> método da exaustão</text:span><text:span text:style-name="T23">, </text:span><text:span text:style-name="T24">que consiste em utilizar polígonos inscritos e circunscritos para a aproximação da área de figuras curvas, </text:span><text:span text:style-name="T25">em especial a circunferência</text:span><text:span text:style-name="T22">.</text:span></text:p>
        <text:p text:style-name="P46"><text:span text:style-name="T22"><text:tab/></text:span><text:span text:style-name="T26">O</text:span><text:span text:style-name="T27">s </text:span><text:span text:style-name="T22">métodos de discretização </text:span><text:span text:style-name="T28">são ferramentas matemáticas que nos permitem </text:span><text:span text:style-name="T29">transformar</text:span><text:span text:style-name="T28"> um</text:span><text:span text:style-name="T29">a</text:span><text:span text:style-name="T28"> ent</text:span><text:span text:style-name="T29">idade</text:span><text:span text:style-name="T28"> matemátic</text:span><text:span text:style-name="T29">a</text:span><text:span text:style-name="T28"> contínu</text:span><text:span text:style-name="T29">a</text:span><text:span text:style-name="T28"> em várias unidades discretas que </text:span><text:span text:style-name="T29">a </text:span><text:span text:style-name="T28">representam.</text:span><text:span text:style-name="T22"> </text:span><text:span text:style-name="T21">Eles </text:span><text:span text:style-name="T16">permitem contornar problemas, até então </text:span><text:span text:style-name="T17">insolúveis,</text:span><text:span text:style-name="T16"> encontrando soluções aproximadas.</text:span></text:p>
        <text:p text:style-name="P45"><text:tab/>O método dos elementos finitos é um método de discretização amplamente utilizado na<text:span text:style-name="T50">s e</text:span>ngenharia<text:span text:style-name="T50">s</text:span>.</text:p>
        <text:p text:style-name="P47"><text:span text:style-name="T17"><text:tab/>Serão </text:span><text:span text:style-name="T18">desenvolvidos</text:span><text:span text:style-name="T17">, então, uma breve história do método dos elementos finitos, os conceitos fundamentais para o seu entendimento e a sua formulação.</text:span></text:p>
        <text:p text:style-name="P44"/>
        <text:h text:style-name="P72" text:outline-level="1"><text:bookmark-start text:name="__RefHeading___Toc384636551"/><text:span text:style-name="Título_20_do_20_Livro"><text:span text:style-name="T7">OBJETIVOS</text:span></text:span><text:bookmark-end text:name="__RefHeading___Toc384636551"/></text:h>
        <text:p text:style-name="P39"><text:span text:style-name="Título_20_do_20_Livro"><text:span text:style-name="T7"/></text:span></text:p>
        <text:p text:style-name="P53"><text:toc-mark-start text:id="IMark94819919264984" text:outline-level="2"/><text:tab/><text:span text:style-name="T52">Geral</text:span><text:toc-mark-end text:id="IMark94819919264984"/>:</text:p>
        <text:p text:style-name="P56">Descrever o método dos elementos finitos <text:span text:style-name="T51">e</text:span> algumas aplicações.</text:p>
        <text:p text:style-name="P55"/>
        <text:p text:style-name="Text_20_body"><text:span text:style-name="T39"><text:tab/></text:span><text:toc-mark-start text:id="IMark94819919243384" text:outline-level="2"/><text:span text:style-name="T43">Específicos</text:span><text:toc-mark-end text:id="IMark94819919243384"/><text:span text:style-name="T46">:</text:span></text:p>
        <text:list xml:id="list462134867" text:style-name="WW8Num1">
          <text:list-item>
            <text:p text:style-name="P66">Estudar os conceitos matemáticos que servem de base para o método dos elementos finitos;</text:p>
          </text:list-item>
        </text:list>
        <text:p text:style-name="P23"/>
        <text:list xml:id="list95254857689975" text:continue-numbering="true" text:style-name="WW8Num1">
          <text:list-item>
            <text:p text:style-name="P69">Detalhar o método dos elementos finitos;</text:p>
          </text:list-item>
        </text:list>
        <text:p text:style-name="P26"/>
        <text:list xml:id="list95255561039793" text:continue-numbering="true" text:style-name="WW8Num1">
          <text:list-item>
            <text:p text:style-name="P70">Investigar a aplicabilidade do método;</text:p>
          </text:list-item>
        </text:list>
        <text:p text:style-name="P28"/>
        <text:list xml:id="list95256473670861" text:continue-numbering="true" text:style-name="WW8Num1">
          <text:list-item>
            <text:p text:style-name="P67">Apresentar uma aplicação <text:span text:style-name="T51">física </text:span>utilizando o método descrito;</text:p>
          </text:list-item>
        </text:list>
        <text:p text:style-name="P58"/>
        <text:list xml:id="list95256273098490" text:continue-numbering="true" text:style-name="WW8Num1">
          <text:list-item>
            <text:p text:style-name="P68">Aplicar o método dos elementos finitos em conteúdos do ensino médio.</text:p>
          </text:list-item>
        </text:list>
        <text:p text:style-name="P57"/>
        <text:h text:style-name="P72" text:outline-level="1"><text:bookmark-start text:name="__RefHeading___Toc384636552"/><text:soft-page-break/><text:span text:style-name="Título_20_do_20_Livro"><text:span text:style-name="T7">REFERENCIAL TEÓRICO</text:span></text:span><text:bookmark-end text:name="__RefHeading___Toc384636552"/></text:h>
        <text:p text:style-name="P39"><text:span text:style-name="Título_20_do_20_Livro"><text:span text:style-name="T7"/></text:span></text:p>
        <text:p text:style-name="P25"><text:span text:style-name="T30"><text:tab/>Grande quantidade dos problemas matemáticos aplicados ao mundo real </text:span><text:span text:style-name="T32">apresentam soluções complexas ou</text:span><text:span text:style-name="T30"> </text:span><text:span text:style-name="T31">são insolúveis na sua forma exata, como destaca Assan (2003, p. 35) “[a] complexidade do modelo matemático que representa o comportamento de muitos problemas de engenharia levou ao desenvolvimento de métodos aproximados para sua solução”.</text:span></text:p>
        <text:p text:style-name="P25"><text:span text:style-name="T31"><text:tab/></text:span><text:span text:style-name="T33">O método aproximado que </text:span><text:span text:style-name="T36">será abordado </text:span><text:span text:style-name="T33">nessa pesquisa é o chamado método dos elementos finitos que “</text:span><text:span text:style-name="T59">prevê a divisão do domínio de integração, contínuo, em um número finito de pequenas regiões denominadas </text:span><text:span text:style-name="T47">elementos finitos</text:span><text:span text:style-name="T59">, tornando o meio contínuo em discreto</text:span><text:span text:style-name="T34">” (ASSAN, 2003, p. 57).</text:span></text:p>
        <text:p text:style-name="P25"><text:span text:style-name="T34"><text:tab/></text:span><text:span text:style-name="T35">Assan (2003) escreve que o método como hoje o conhecemos teve sua formulação em 1956, porém passou a ser difundido somente com a evolução dos computadores e a expansão dos seus usos.</text:span></text:p>
        <text:p text:style-name="P34"><text:tab/>A criação do método se deve as aplicações da<text:span text:style-name="T53">s</text:span> engenharia<text:span text:style-name="T53">s</text:span>, entretanto seu uso atual não se restringe <text:span text:style-name="T54">aos usos nas engenharias. Para </text:span>Burden, Burden e Faires (2015, p. 838), o método “(…) agora é usado para obter aproximações para as soluções de equações diferenciais parciais que surgem em todas as áreas da matemática aplicada”. </text:p>
        <text:p text:style-name="P34"><text:tab/><text:span text:style-name="T68">Segundo Magalhães e Magalhães (2017) o método dos elementos finitos pode ser utilizado junto com outros algoritmos para a análise do deslocamento da córnea humana submetida à determinada pressão interna. O método é utilizado também, de acordo com Motta et al (2016), para simular painéis sob flexão, permitindo o uso dos resultados simulados como ponto de partida para a produção de painéis com determinados tipos de materiais.</text:span></text:p>
        <text:p text:style-name="P34"><text:tab/>É evidenciado, assim, a importância do estudo do método dos elementos finitos.</text:p>
        <text:p text:style-name="P27"/>
        <text:h text:style-name="P72" text:outline-level="1"><text:bookmark-start text:name="__RefHeading___Toc384636553"/><text:span text:style-name="Título_20_do_20_Livro"><text:span text:style-name="T7">METODOLOGIA</text:span></text:span><text:bookmark-end text:name="__RefHeading___Toc384636553"/></text:h>
        <text:p text:style-name="P39"><text:span text:style-name="Título_20_do_20_Livro"><text:span text:style-name="T7"/></text:span></text:p>
        <text:p text:style-name="P15"><text:tab/>A pesquisa <text:span text:style-name="T48">será, no primeiro momento, uma pesquisa </text:span><text:span text:style-name="T37">bibliográfica</text:span><text:span text:style-name="T48"> objetivando melhor conhecimento do método dos elementos finitos através de materiais acadêmicos, tais como artigos científicos, livros, monografias, etc. </text:span></text:p>
        <text:p text:style-name="P15"><text:soft-page-break/><text:tab/><text:span text:style-name="T60">Segundo Lakatos e Marconi (2003)</text:span>, a pesquisa bibliográfica abrange toda a bibliografia já publicada sobre o tema de estudo colocando o pesquisador em contato com todas as informações a respeito deste tema, permitindo, <text:span text:style-name="T60">inclusive,</text:span> a exploração de novas áreas onde os problemas não se cristalizaram suficientemente.</text:p>
        <text:p text:style-name="P15"><text:tab/><text:span text:style-name="T49">Em segundo momento, há a possibilidade de aplicação do método estudado. Nessa etapa, a metodologia a ser utilizada é a pesquisa </text:span><text:span text:style-name="T38">experimental</text:span><text:span text:style-name="T49">.</text:span></text:p>
        <text:p text:style-name="P16"><text:tab/>Segundo <text:span text:style-name="T60">Lakatos e Marconi</text:span> (<text:span text:style-name="T61">2003</text:span>, p. 189), as pesquisas experimentais “consistem em investigações de pesquisa empírica cujo objetivo principal é o teste de hipóteses que dizem respeito a relações do tipo causa-efeito<text:span text:style-name="T62">”</text:span>. Essas pesquisas podem ser desenvolvidas tanto em campo, quanto em laboratório, com ambientes reais ou virtuais.</text:p>
        <text:p text:style-name="P15"><text:tab/>Além disso, "[as] técnicas rigorosas de amostragem têm o objetivo de possibilitar a generalização das descoberta<text:span text:style-name="T63">s</text:span> a que se chega pela <text:span text:style-name="T63">experiência.</text:span>" (<text:span text:style-name="T63">LAKATOS; MARCONI, 2003</text:span>, p. 189)</text:p>
        <text:p text:style-name="P11"/>
        <text:h text:style-name="P72" text:outline-level="1"><text:bookmark-start text:name="__RefHeading___Toc384636554"/><text:span text:style-name="Título_20_do_20_Livro"><text:span text:style-name="T7">RESULTADOS ESPERADOS</text:span></text:span><text:bookmark-end text:name="__RefHeading___Toc384636554"/></text:h>
        <text:p text:style-name="P30"/>
        <text:p text:style-name="P29"><text:tab/>Espera-se nessa pesquisa, conhecer o<text:span text:style-name="T58">s fundamentos matemáticos do </text:span>método dos elementos finitos, <text:span text:style-name="T55">as áreas em que se aplica, bem como a forma de se aplicar o mesmo, obtendo a solução aproximada de problemas insolúveis analiticamente, produzindo materiais acadêmicos a respeito do mesmo.</text:span></text:p>
        <text:p text:style-name="P33"><text:tab/>É esperado, também, que o trabalho sirva como base para novas pesquisas e trabalhos sobre o método, orientando os futuros leitores acerca de seus fundamentos.</text:p>
        <text:h text:style-name="P73" text:outline-level="1"><text:span text:style-name="Título_20_do_20_Livro"><text:span text:style-name="T7"/></text:span></text:h>
        <text:p text:style-name="P39"><text:span text:style-name="Título_20_do_20_Livro"><text:span text:style-name="T7"/></text:span></text:p>
        <text:h text:style-name="P75" text:outline-level="1"><text:bookmark-start text:name="__RefHeading___Toc384636555"/><text:span text:style-name="Título_20_do_20_Livro"><text:span text:style-name="T7">REFERÊNCIAS</text:span></text:span><text:bookmark-end text:name="__RefHeading___Toc384636555"/></text:h>
        <text:p text:style-name="P14"/>
        <text:p text:style-name="P43"><text:span text:style-name="T3">ASSAN, A. E. </text:span><text:span text:style-name="T6">Método dos Elementos Finitos:</text:span><text:span text:style-name="T3"> primeiros passos. 2 ed. Campinas: Editora da Unicamp, 2003.</text:span></text:p>
        <text:p text:style-name="P14"/>
        <text:p text:style-name="P48"><text:span text:style-name="T1">BURDEN, R. L.; BURDEN, A. M.; FAIRES, D. J. </text:span><text:span text:style-name="T5">Análise Numérica</text:span><text:span text:style-name="T1">. 3 ed. São Paulo: Cengage Learning, 2015.</text:span></text:p>
        <text:p text:style-name="P17"/>
        <text:p text:style-name="P18">LAKATOS, E. M.; MARCONI, M. D. A. Fundamentos de Metodologia Cientifica. 5 ed. São Paulo: Atlas, 2003.</text:p>
        <text:p text:style-name="P13"/>
        <text:p text:style-name="P13">MAGALHAES, H. S. S.; MAGALHAES, R. R. Utilização de modelos geométricos simplificados de uma córnea para fins de otimização. <text:span text:style-name="T67">Revista brasileira de oftalmologia</text:span>, Rio de Janeiro, v. 76, n. 6, p. 275-279, Dez. 2017. Disponível em: &lt;http://www.scielo.br/scielo.php?script=sci_arttext&amp;pid=S0034-72802017000600275&amp;lng=en&amp;nrm=iso&gt;. Acesso em: 11 apr. 2019.</text:p>
        <text:p text:style-name="P13"/>
        <text:p text:style-name="P13">MOTTA, L. A. C. et al. Painéis sanduíches de poliéster reforçado com fibras de rami para aplicação na Construção Civil. <text:span text:style-name="T67">Matéria</text:span>, Rio de Janeiro, v. 21, n. 3, p. 796-806, Set. 2016. Disponível em: &lt;http://www.scielo.br/scielo.php?script=sci_arttext&amp;pid=S1517-70762016000300796&amp;lng=en&amp;nrm=iso&gt;. Acesso em: 11 abr. 2019.</text:p>
        <text:p text:style-name="P13"/>
        <text:h text:style-name="P72" text:outline-level="1"><text:bookmark-start text:name="__RefHeading___Toc384636556"/><text:span text:style-name="Título_20_do_20_Livro"><text:span text:style-name="T7">CRONOGRAMA</text:span></text:span><text:bookmark-end text:name="__RefHeading___Toc384636556"/></text:h>
        <text:p text:style-name="P39"><text:span text:style-name="Título_20_do_20_Livro"><text:span text:style-name="T7"/></text:span></text:p>
        <table:table table:name="Tabela1" table:style-name="Tabela1">
          <table:table-column table:style-name="Tabela1.A"/>
          <table:table-column table:style-name="Tabela1.B" table:number-columns-repeated="2"/>
          <table:table-column table:style-name="Tabela1.D"/>
          <table:table-column table:style-name="Tabela1.E"/>
          <table:table-column table:style-name="Tabela1.F"/>
          <table:table-column table:style-name="Tabela1.G"/>
          <table:table-column table:style-name="Tabela1.H"/>
          <table:table-row>
            <table:table-cell table:style-name="Tabela1.A1" table:number-rows-spanned="2" office:value-type="string">
              <text:p text:style-name="P60">Atividades a desenvolver</text:p>
            </table:table-cell>
            <table:table-cell table:style-name="Tabela1.B1" table:number-columns-spanned="7" office:value-type="string">
              <text:p text:style-name="P64">Períod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ela1.B2" office:value-type="string">
              <text:p text:style-name="P64">Fev-</text:p>
              <text:p text:style-name="P64">Mar</text:p>
            </table:table-cell>
            <table:table-cell table:style-name="Tabela1.B2" office:value-type="string">
              <text:p text:style-name="P64">Abr-</text:p>
              <text:p text:style-name="P64">Mai</text:p>
            </table:table-cell>
            <table:table-cell table:style-name="Tabela1.B2" office:value-type="string">
              <text:p text:style-name="P64">Junho</text:p>
            </table:table-cell>
            <table:table-cell table:style-name="Tabela1.B2" office:value-type="string">
              <text:p text:style-name="P64">Agosto</text:p>
            </table:table-cell>
            <table:table-cell table:style-name="Tabela1.B2" office:value-type="string">
              <text:p text:style-name="P64">Setembro</text:p>
            </table:table-cell>
            <table:table-cell table:style-name="Tabela1.B2" office:value-type="string">
              <text:p text:style-name="P64">Outubro</text:p>
            </table:table-cell>
            <table:table-cell table:style-name="Tabela1.H2" office:value-type="string">
              <text:p text:style-name="P64">Novembro</text:p>
            </table:table-cell>
          </table:table-row>
          <table:table-row>
            <table:table-cell table:style-name="Tabela1.B2" office:value-type="string">
              <text:p text:style-name="P59">Levantamento Bibliográfico</text:p>
            </table:table-cell>
            <table:table-cell table:style-name="Tabela1.B2" office:value-type="string">
              <text:p text:style-name="P61"><text:span text:style-name="Strong_20_Emphasis"><text:span text:style-name="T39">X</text:span></text:span></text:p>
            </table:table-cell>
            <table:table-cell table:style-name="Tabela1.B2" office:value-type="string">
              <text:p text:style-name="P61"><text:span text:style-name="Strong_20_Emphasis"><text:span text:style-name="T39">X</text:span></text:span></text:p>
            </table:table-cell>
            <table:table-cell table:style-name="Tabela1.B2" office:value-type="string">
              <text:p text:style-name="P61"><text:span text:style-name="Strong_20_Emphasis"><text:span text:style-name="T39"/></text:span></text:p>
            </table:table-cell>
            <table:table-cell table:style-name="Tabela1.B2" office:value-type="string">
              <text:p text:style-name="P61"><text:span text:style-name="Strong_20_Emphasis"><text:span text:style-name="T39">X</text:span></text:span></text:p>
            </table:table-cell>
            <table:table-cell table:style-name="Tabela1.B2" office:value-type="string">
              <text:p text:style-name="P61"><text:span text:style-name="Strong_20_Emphasis"><text:span text:style-name="T39">X</text:span></text:span></text:p>
            </table:table-cell>
            <table:table-cell table:style-name="Tabela1.B2" office:value-type="string">
              <text:p text:style-name="P61"><text:span text:style-name="Strong_20_Emphasis"><text:span text:style-name="T39"/></text:span></text:p>
            </table:table-cell>
            <table:table-cell table:style-name="Tabela1.H2" office:value-type="string">
              <text:p text:style-name="P61"><text:span text:style-name="Strong_20_Emphasis"><text:span text:style-name="T39"/></text:span></text:p>
            </table:table-cell>
          </table:table-row>
          <table:table-row>
            <table:table-cell table:style-name="Tabela1.B2" office:value-type="string">
              <text:p text:style-name="P59">Redação do Relatório do Trabalho de Curso I.</text:p>
            </table:table-cell>
            <table:table-cell table:style-name="Tabela1.B2" office:value-type="string">
              <text:p text:style-name="P61"><text:span text:style-name="Strong_20_Emphasis"><text:span text:style-name="T39"/></text:span></text:p>
            </table:table-cell>
            <table:table-cell table:style-name="Tabela1.B2" office:value-type="string">
              <text:p text:style-name="P61"><text:span text:style-name="Strong_20_Emphasis"><text:span text:style-name="T39">X</text:span></text:span></text:p>
            </table:table-cell>
            <table:table-cell table:style-name="Tabela1.B2" office:value-type="string">
              <text:p text:style-name="P61"><text:span text:style-name="Strong_20_Emphasis"><text:span text:style-name="T39">X</text:span></text:span></text:p>
            </table:table-cell>
            <table:table-cell table:style-name="Tabela1.B2" office:value-type="string">
              <text:p text:style-name="P62"/>
            </table:table-cell>
            <table:table-cell table:style-name="Tabela1.B2" office:value-type="string">
              <text:p text:style-name="P61"><text:span text:style-name="Strong_20_Emphasis"><text:span text:style-name="T39"/></text:span></text:p>
            </table:table-cell>
            <table:table-cell table:style-name="Tabela1.B2" office:value-type="string">
              <text:p text:style-name="P61"><text:span text:style-name="Strong_20_Emphasis"><text:span text:style-name="T39"/></text:span></text:p>
            </table:table-cell>
            <table:table-cell table:style-name="Tabela1.H2" office:value-type="string">
              <text:p text:style-name="P61"><text:span text:style-name="Strong_20_Emphasis"><text:span text:style-name="T39"/></text:span></text:p>
            </table:table-cell>
          </table:table-row>
          <table:table-row>
            <table:table-cell table:style-name="Tabela1.B2" office:value-type="string">
              <text:p text:style-name="P59">Apresentação do relatório do Trabalho de Curso I</text:p>
            </table:table-cell>
            <table:table-cell table:style-name="Tabela1.B2" office:value-type="string">
              <text:p text:style-name="P61"><text:span text:style-name="Strong_20_Emphasis"><text:span text:style-name="T39"> </text:span></text:span></text:p>
            </table:table-cell>
            <table:table-cell table:style-name="Tabela1.B2" office:value-type="string">
              <text:p text:style-name="P61"><text:span text:style-name="Strong_20_Emphasis"><text:span text:style-name="T39"> </text:span></text:span></text:p>
            </table:table-cell>
            <table:table-cell table:style-name="Tabela1.B2" office:value-type="string">
              <text:p text:style-name="P61"><text:span text:style-name="Strong_20_Emphasis"><text:span text:style-name="T39">X</text:span></text:span></text:p>
            </table:table-cell>
            <table:table-cell table:style-name="Tabela1.B2" office:value-type="string">
              <text:p text:style-name="P62"> </text:p>
            </table:table-cell>
            <table:table-cell table:style-name="Tabela1.B2" office:value-type="string">
              <text:p text:style-name="P61"><text:span text:style-name="Strong_20_Emphasis"><text:span text:style-name="T39"/></text:span></text:p>
            </table:table-cell>
            <table:table-cell table:style-name="Tabela1.B2" office:value-type="string">
              <text:p text:style-name="P61"><text:span text:style-name="Strong_20_Emphasis"><text:span text:style-name="T39"> </text:span></text:span></text:p>
            </table:table-cell>
            <table:table-cell table:style-name="Tabela1.H2" office:value-type="string">
              <text:p text:style-name="P61"><text:span text:style-name="Strong_20_Emphasis"><text:span text:style-name="T39"> </text:span></text:span></text:p>
            </table:table-cell>
          </table:table-row>
          <table:table-row>
            <table:table-cell table:style-name="Tabela1.B2" office:value-type="string">
              <text:p text:style-name="P59">Aplicação no ensino médio</text:p>
            </table:table-cell>
            <table:table-cell table:style-name="Tabela1.B2" office:value-type="string">
              <text:p text:style-name="P61"><text:span text:style-name="Strong_20_Emphasis"><text:span text:style-name="T39"> </text:span></text:span></text:p>
            </table:table-cell>
            <table:table-cell table:style-name="Tabela1.B2" office:value-type="string">
              <text:p text:style-name="P61"><text:span text:style-name="Strong_20_Emphasis"><text:span text:style-name="T39"> </text:span></text:span></text:p>
            </table:table-cell>
            <table:table-cell table:style-name="Tabela1.B2" office:value-type="string">
              <text:p text:style-name="P61"><text:span text:style-name="Strong_20_Emphasis"><text:span text:style-name="T39"> </text:span></text:span></text:p>
            </table:table-cell>
            <table:table-cell table:style-name="Tabela1.B2" office:value-type="string">
              <text:p text:style-name="P62"> </text:p>
            </table:table-cell>
            <table:table-cell table:style-name="Tabela1.B2" office:value-type="string">
              <text:p text:style-name="P61"><text:span text:style-name="Strong_20_Emphasis"><text:span text:style-name="T39"/></text:span></text:p>
            </table:table-cell>
            <table:table-cell table:style-name="Tabela1.B2" office:value-type="string">
              <text:p text:style-name="P61"><text:span text:style-name="Strong_20_Emphasis"><text:span text:style-name="T39">X</text:span></text:span></text:p>
            </table:table-cell>
            <table:table-cell table:style-name="Tabela1.H2" office:value-type="string">
              <text:p text:style-name="P61"><text:span text:style-name="Strong_20_Emphasis"><text:span text:style-name="T39">X</text:span></text:span></text:p>
            </table:table-cell>
          </table:table-row>
          <table:table-row>
            <table:table-cell table:style-name="Tabela1.B2" office:value-type="string">
              <text:p text:style-name="P59">Estudo dos <text:soft-page-break/>recursos computacionais</text:p>
            </table:table-cell>
            <table:table-cell table:style-name="Tabela1.B2" office:value-type="string">
              <text:p text:style-name="P61"><text:span text:style-name="Strong_20_Emphasis"><text:span text:style-name="T39"> </text:span></text:span></text:p>
            </table:table-cell>
            <table:table-cell table:style-name="Tabela1.B2" office:value-type="string">
              <text:p text:style-name="P61"><text:span text:style-name="Strong_20_Emphasis"><text:span text:style-name="T39"> </text:span></text:span></text:p>
            </table:table-cell>
            <table:table-cell table:style-name="Tabela1.B2" office:value-type="string">
              <text:p text:style-name="P61"><text:span text:style-name="Strong_20_Emphasis"><text:span text:style-name="T44"> </text:span></text:span><text:span text:style-name="Strong_20_Emphasis"><text:span text:style-name="T45">X</text:span></text:span></text:p>
            </table:table-cell>
            <table:table-cell table:style-name="Tabela1.B2" office:value-type="string">
              <text:p text:style-name="P63"><text:span text:style-name="T64">X</text:span> </text:p>
            </table:table-cell>
            <table:table-cell table:style-name="Tabela1.B2" office:value-type="string">
              <text:p text:style-name="P61"><text:span text:style-name="Strong_20_Emphasis"><text:span text:style-name="T45">X</text:span></text:span><text:span text:style-name="Strong_20_Emphasis"><text:span text:style-name="T44"> </text:span></text:span></text:p>
            </table:table-cell>
            <table:table-cell table:style-name="Tabela1.B2" office:value-type="string">
              <text:p text:style-name="P61"><text:span text:style-name="Strong_20_Emphasis"><text:span text:style-name="T41"/></text:span></text:p>
            </table:table-cell>
            <table:table-cell table:style-name="Tabela1.H2" office:value-type="string">
              <text:p text:style-name="P61"><text:span text:style-name="Strong_20_Emphasis"><text:span text:style-name="T39"> </text:span></text:span></text:p>
            </table:table-cell>
          </table:table-row>
          <table:table-row>
            <table:table-cell table:style-name="Tabela1.B2" office:value-type="string">
              <text:p text:style-name="P59">Aplicação Física</text:p>
            </table:table-cell>
            <table:table-cell table:style-name="Tabela1.B2" office:value-type="string">
              <text:p text:style-name="P61"><text:span text:style-name="Strong_20_Emphasis"><text:span text:style-name="T39"> </text:span></text:span></text:p>
            </table:table-cell>
            <table:table-cell table:style-name="Tabela1.B2" office:value-type="string">
              <text:p text:style-name="P61"><text:span text:style-name="Strong_20_Emphasis"><text:span text:style-name="T39"> </text:span></text:span></text:p>
            </table:table-cell>
            <table:table-cell table:style-name="Tabela1.B2" office:value-type="string">
              <text:p text:style-name="P61"><text:span text:style-name="Strong_20_Emphasis"><text:span text:style-name="T39"> </text:span></text:span></text:p>
            </table:table-cell>
            <table:table-cell table:style-name="Tabela1.B2" office:value-type="string">
              <text:p text:style-name="P62"> </text:p>
            </table:table-cell>
            <table:table-cell table:style-name="Tabela1.B2" office:value-type="string">
              <text:p text:style-name="P61"><text:span text:style-name="Strong_20_Emphasis"><text:span text:style-name="T39">X</text:span></text:span></text:p>
            </table:table-cell>
            <table:table-cell table:style-name="Tabela1.B2" office:value-type="string">
              <text:p text:style-name="P61"><text:span text:style-name="Strong_20_Emphasis"><text:span text:style-name="T39">X</text:span></text:span></text:p>
            </table:table-cell>
            <table:table-cell table:style-name="Tabela1.H2" office:value-type="string">
              <text:p text:style-name="P61"><text:span text:style-name="Strong_20_Emphasis"><text:span text:style-name="T39">X</text:span></text:span></text:p>
            </table:table-cell>
          </table:table-row>
          <table:table-row>
            <table:table-cell table:style-name="Tabela1.B2" office:value-type="string">
              <text:p text:style-name="P59">Redação do Relatório do Trabalho de Curso II</text:p>
            </table:table-cell>
            <table:table-cell table:style-name="Tabela1.B2" office:value-type="string">
              <text:p text:style-name="P61"><text:span text:style-name="Strong_20_Emphasis"><text:span text:style-name="T39"> </text:span></text:span></text:p>
            </table:table-cell>
            <table:table-cell table:style-name="Tabela1.B2" office:value-type="string">
              <text:p text:style-name="P61"><text:span text:style-name="Strong_20_Emphasis"><text:span text:style-name="T39"> </text:span></text:span></text:p>
            </table:table-cell>
            <table:table-cell table:style-name="Tabela1.B2" office:value-type="string">
              <text:p text:style-name="P61"><text:span text:style-name="Strong_20_Emphasis"><text:span text:style-name="T39"> </text:span></text:span></text:p>
            </table:table-cell>
            <table:table-cell table:style-name="Tabela1.B2" office:value-type="string">
              <text:p text:style-name="P63">X</text:p>
            </table:table-cell>
            <table:table-cell table:style-name="Tabela1.B2" office:value-type="string">
              <text:p text:style-name="P61"><text:span text:style-name="Strong_20_Emphasis"><text:span text:style-name="T40">X</text:span></text:span></text:p>
            </table:table-cell>
            <table:table-cell table:style-name="Tabela1.B2" office:value-type="string">
              <text:p text:style-name="P61"><text:span text:style-name="Strong_20_Emphasis"><text:span text:style-name="T39">X</text:span></text:span></text:p>
            </table:table-cell>
            <table:table-cell table:style-name="Tabela1.H2" office:value-type="string">
              <text:p text:style-name="P61"><text:span text:style-name="Strong_20_Emphasis"><text:span text:style-name="T39">X</text:span></text:span></text:p>
            </table:table-cell>
          </table:table-row>
          <table:table-row>
            <table:table-cell table:style-name="Tabela1.B2" office:value-type="string">
              <text:p text:style-name="P59">Revisão</text:p>
            </table:table-cell>
            <table:table-cell table:style-name="Tabela1.B2" office:value-type="string">
              <text:p text:style-name="P61"><text:span text:style-name="Strong_20_Emphasis"><text:span text:style-name="T39"> </text:span></text:span></text:p>
            </table:table-cell>
            <table:table-cell table:style-name="Tabela1.B2" office:value-type="string">
              <text:p text:style-name="P61"><text:span text:style-name="Strong_20_Emphasis"><text:span text:style-name="T39"> </text:span></text:span></text:p>
            </table:table-cell>
            <table:table-cell table:style-name="Tabela1.B2" office:value-type="string">
              <text:p text:style-name="P61"><text:span text:style-name="Strong_20_Emphasis"><text:span text:style-name="T39"> </text:span></text:span></text:p>
            </table:table-cell>
            <table:table-cell table:style-name="Tabela1.B2" office:value-type="string">
              <text:p text:style-name="P62"> </text:p>
            </table:table-cell>
            <table:table-cell table:style-name="Tabela1.B2" office:value-type="string">
              <text:p text:style-name="P61"><text:span text:style-name="Strong_20_Emphasis"><text:span text:style-name="T39"/></text:span></text:p>
            </table:table-cell>
            <table:table-cell table:style-name="Tabela1.B2" office:value-type="string">
              <text:p text:style-name="P61"><text:span text:style-name="Strong_20_Emphasis"><text:span text:style-name="T39"> </text:span></text:span></text:p>
            </table:table-cell>
            <table:table-cell table:style-name="Tabela1.H2" office:value-type="string">
              <text:p text:style-name="P61"><text:span text:style-name="Strong_20_Emphasis"><text:span text:style-name="T39">X</text:span></text:span></text:p>
            </table:table-cell>
          </table:table-row>
          <table:table-row>
            <table:table-cell table:style-name="Tabela1.B2" office:value-type="string">
              <text:p text:style-name="P59">Revisão Final</text:p>
            </table:table-cell>
            <table:table-cell table:style-name="Tabela1.B2" office:value-type="string">
              <text:p text:style-name="P61"><text:span text:style-name="Strong_20_Emphasis"><text:span text:style-name="T39"> </text:span></text:span></text:p>
            </table:table-cell>
            <table:table-cell table:style-name="Tabela1.B2" office:value-type="string">
              <text:p text:style-name="P61"><text:span text:style-name="Strong_20_Emphasis"><text:span text:style-name="T39"> </text:span></text:span></text:p>
            </table:table-cell>
            <table:table-cell table:style-name="Tabela1.B2" office:value-type="string">
              <text:p text:style-name="P61"><text:span text:style-name="Strong_20_Emphasis"><text:span text:style-name="T39"> </text:span></text:span></text:p>
            </table:table-cell>
            <table:table-cell table:style-name="Tabela1.B2" office:value-type="string">
              <text:p text:style-name="P61"><text:span text:style-name="Strong_20_Emphasis"><text:span text:style-name="T39"> </text:span></text:span></text:p>
            </table:table-cell>
            <table:table-cell table:style-name="Tabela1.B2" office:value-type="string">
              <text:p text:style-name="P61"><text:span text:style-name="Strong_20_Emphasis"><text:span text:style-name="T39"/></text:span></text:p>
            </table:table-cell>
            <table:table-cell table:style-name="Tabela1.B2" office:value-type="string">
              <text:p text:style-name="P61"><text:span text:style-name="Strong_20_Emphasis"><text:span text:style-name="T39"> </text:span></text:span></text:p>
            </table:table-cell>
            <table:table-cell table:style-name="Tabela1.H2" office:value-type="string">
              <text:p text:style-name="P61"><text:span text:style-name="Strong_20_Emphasis"><text:span text:style-name="T39"> </text:span></text:span><text:span text:style-name="Strong_20_Emphasis"><text:span text:style-name="T42">X</text:span></text:span></text:p>
            </table:table-cell>
          </table:table-row>
        </table:table>
        <text:p text:style-name="P54">* <text:span text:style-name="T65">As atividades referentes ao segundo semestre serão realizadas de acordo com o cronograma de atividades do componente curricular Trabalho de Curso II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1" svg:font-family="arial" style:font-family-generic="swiss"/>
    <style:font-face style:name="arial" svg:font-family="arial" style:font-adornments="Regular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keep-together="always" fo:hyphenation-ladder-count="no-limit"/>
      <style:text-properties fo:color="#365f91" style:font-name="Cambria" fo:font-family="Cambria" style:font-family-generic="roman" style:font-pitch="variable" fo:font-size="14pt" style:letter-kerning="false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tru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line-height="200%">
        <style:tab-stops>
          <style:tab-stop style:position="14.859cm" style:type="right" style:leader-style="dotted" style:leader-text="."/>
        </style:tab-stops>
      </style:paragraph-properties>
      <style:text-properties style:font-name="arial" fo:font-family="arial" style:font-style-name="Regular" style:font-family-generic="swiss" style:font-name-asian="arial" style:font-family-asian="arial" style:font-style-name-asian="Regular" style:font-family-generic-asian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language-asian="zh" style:country-asian="CN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har" style:display-name="Título 2 Char" style:family="text">
      <style:text-properties style:font-name="Cambria" fo:font-family="Cambria" style:font-family-generic="roman" style:font-pitch="variable" fo:font-size="14pt" fo:language="pt" fo:country="BR" fo:font-style="italic" fo:font-weight="bold" style:font-size-asian="14pt" style:font-style-asian="italic" style:font-weight-asian="bold" style:font-name-complex="Cambria" style:font-family-complex="Cambria" style:font-family-generic-complex="roman" style:font-pitch-complex="variable" style:font-size-complex="14pt" style:language-complex="ar" style:country-complex="SA" style:font-style-complex="italic" style:font-weight-complex="bold"/>
    </style:style>
    <style:style style:name="Corpo_20_de_20_texto_20_Char" style:display-name="Corpo de texto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_20_Char" style:display-name="Recuo de corpo de texto 2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Título_20_do_20_Livro" style:display-name="Título do Livro" style:family="text">
      <style:text-properties fo:font-variant="small-caps" fo:letter-spacing="0.009cm"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1pt" fo:language="none" fo:country="none" fo:font-weight="bold" style:font-size-asian="11pt" style:language-asian="none" style:country-asian="none" style:font-weight-asian="bold" style:font-name-complex="Arial" style:font-size-complex="11pt" style:font-style-complex="italic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style-complex="italic" style:font-weight-complex="bold"/>
    </style:style>
    <style:style style:name="MP3" style:family="paragraph" style:parent-style-name="Standard">
      <style:paragraph-properties fo:text-align="center" style:justify-single-word="false"/>
      <style:text-properties fo:color="#000000" style:font-name="Arial" fo:font-size="11pt" fo:font-weight="bold" style:font-size-asian="11pt" style:font-weight-asian="bold" style:font-name-complex="Arial" style:font-size-complex="11pt"/>
    </style:style>
    <style:style style:name="MP4" style:family="paragraph" style:parent-style-name="Header">
      <style:text-properties style:font-name="Arial" fo:font-size="11pt" fo:font-weight="bold" style:font-size-asian="11pt" style:font-weight-asian="bold" style:font-name-complex="Arial" style:font-size-complex="11pt" style:font-style-complex="italic" style:font-weight-complex="bold"/>
    </style:style>
    <style:style style:name="MP5" style:family="paragraph" style:parent-style-name="Footer">
      <style:paragraph-properties fo:text-align="end" style:justify-single-word="false"/>
    </style:style>
    <style:style style:name="MP6" style:family="paragraph" style:parent-style-name="Standard">
      <style:paragraph-properties fo:text-align="center" style:justify-single-word="false"/>
      <style:text-properties style:font-name="Arial" fo:font-size="11pt" fo:language="none" fo:country="none" fo:font-weight="bold" officeooo:paragraph-rsid="0027456b" style:font-size-asian="11pt" style:language-asian="none" style:country-asian="none" style:font-weight-asian="bold" style:font-name-complex="Arial" style:font-size-complex="11pt" style:font-style-complex="italic" style:font-weight-complex="bold"/>
    </style:style>
    <style:style style:name="MP7" style:family="paragraph" style:parent-style-name="Standard">
      <style:paragraph-properties fo:text-align="center" style:justify-single-word="false"/>
      <style:text-properties style:font-name="Arial" fo:font-size="11pt" fo:font-weight="bold" officeooo:paragraph-rsid="0027456b" style:font-size-asian="11pt" style:font-weight-asian="bold" style:font-name-complex="Arial" style:font-size-complex="11pt" style:font-style-complex="italic" style:font-weight-complex="bold"/>
    </style:style>
    <style:style style:name="MP8" style:family="paragraph" style:parent-style-name="Standard">
      <style:paragraph-properties fo:text-align="center" style:justify-single-word="false"/>
      <style:text-properties fo:color="#000000" style:font-name="Arial" fo:font-size="11pt" fo:font-weight="bold" officeooo:paragraph-rsid="0027456b" style:font-size-asian="11pt" style:font-weight-asian="bold" style:font-name-complex="Arial" style:font-size-complex="11pt"/>
    </style:style>
    <style:style style:name="MP9" style:family="paragraph" style:parent-style-name="Standard">
      <style:paragraph-properties fo:text-align="center" style:justify-single-word="false"/>
      <style:text-properties style:font-name="Arial" fo:font-size="11pt" fo:language="none" fo:country="none" fo:font-weight="bold" officeooo:paragraph-rsid="00e1ea1a" style:font-size-asian="11pt" style:language-asian="none" style:country-asian="none" style:font-weight-asian="bold" style:font-name-complex="Arial" style:font-size-complex="11pt" style:font-style-complex="italic" style:font-weight-complex="bold"/>
    </style:style>
    <style:style style:name="MP10" style:family="paragraph" style:parent-style-name="Standard">
      <style:paragraph-properties fo:text-align="center" style:justify-single-word="false"/>
      <style:text-properties style:font-name="Arial" fo:font-size="11pt" fo:font-weight="bold" officeooo:paragraph-rsid="00e1ea1a" style:font-size-asian="11pt" style:font-weight-asian="bold" style:font-name-complex="Arial" style:font-size-complex="11pt" style:font-style-complex="italic" style:font-weight-complex="bold"/>
    </style:style>
    <style:style style:name="MP11" style:family="paragraph" style:parent-style-name="Standard">
      <style:paragraph-properties fo:text-align="center" style:justify-single-word="false"/>
      <style:text-properties fo:color="#000000" style:font-name="Arial" fo:font-size="11pt" fo:font-weight="bold" officeooo:paragraph-rsid="00e1ea1a" style:font-size-asian="11pt" style:font-weight-asian="bold" style:font-name-complex="Arial" style:font-size-complex="11pt"/>
    </style:style>
    <style:style style:name="MP12" style:family="paragraph" style:parent-style-name="Footer">
      <style:paragraph-properties fo:margin-top="0.275cm" fo:margin-bottom="0cm" loext:contextual-spacing="false" fo:line-height="150%" fo:text-align="end" style:justify-single-word="false"/>
      <style:text-properties style:font-name="arial1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UNIVERSIDADE ESTADUAL DE GOIÁS</text:p>
        <text:p text:style-name="MP1">Câmpus Anápolis de Ciências Exatas e Tecnológicas – Henrique Santillo</text:p>
        <text:p text:style-name="MP2">Curso de Licenciatura em Matemática</text:p>
        <text:p text:style-name="MP3">Pesquisas e Tendências em Educação Matemática</text:p>
        <text:p text:style-name="MP4"/>
      </style:header>
      <style:header-first>
        <text:p text:style-name="MP1">UNIVERSIDADE ESTADUAL DE GOIÁS</text:p>
        <text:p text:style-name="MP1">Câmpus Anápolis de Ciências Exatas e Tecnológicas – Henrique Santillo</text:p>
        <text:p text:style-name="MP2">Curso de Licenciatura em Matemática</text:p>
        <text:p text:style-name="MP3">Pesquisas e Tendências em Educação Matemática</text:p>
        <text:p text:style-name="MP4"/>
      </style:header-first>
      <style:footer>
        <text:p text:style-name="MP5"/>
      </style:footer>
      <style:footer-first>
        <text:p text:style-name="Footer"/>
      </style:footer-first>
    </style:master-page>
    <style:master-page style:name="Converter_20_1" style:display-name="Converter 1" style:page-layout-name="Mpm2">
      <style:header>
        <text:p text:style-name="Header"/>
      </style:header>
      <style:footer>
        <text:p text:style-name="MP5"><text:page-number text:select-page="current">0</text:page-number></text:p>
        <text:p text:style-name="Footer"/>
      </style:footer>
    </style:master-page>
    <style:master-page style:name="First_20_Page" style:display-name="First Page" style:page-layout-name="Mpm3" style:next-style-name="Standard">
      <style:header>
        <text:p text:style-name="MP6">UNIVERSIDADE ESTADUAL DE GOIÁS</text:p>
        <text:p text:style-name="MP6">Câmpus Anápolis de Ciências Exatas e Tecnológicas – Henrique Santillo</text:p>
        <text:p text:style-name="MP7">Curso de Licenciatura em Matemática</text:p>
        <text:p text:style-name="MP8">Pesquisas e Tendências em Educação Matemática</text:p>
      </style:header>
      <style:footer>
        <text:p text:style-name="Footer"/>
      </style:footer>
    </style:master-page>
    <style:master-page style:name="HTML" style:page-layout-name="Mpm4"/>
    <style:master-page style:name="Index" style:page-layout-name="Mpm5">
      <style:header>
        <text:p text:style-name="MP9">UNIVERSIDADE ESTADUAL DE GOIÁS</text:p>
        <text:p text:style-name="MP9">Câmpus Anápolis de Ciências Exatas e Tecnológicas – Henrique Santillo</text:p>
        <text:p text:style-name="MP10">Curso de Licenciatura em Matemática</text:p>
        <text:p text:style-name="MP11">Pesquisas e Tendências em Educação Matemática</text:p>
      </style:header>
      <style:footer>
        <text:p text:style-name="MP12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Luciane</meta:initial-creator>
    <meta:creation-date>2014-04-07T10:09:00</meta:creation-date>
    <dc:date>2019-04-12T09:52:54.512077837</dc:date>
    <meta:print-date>2018-09-25T20:33:00</meta:print-date>
    <meta:editing-cycles>194</meta:editing-cycles>
    <meta:editing-duration>PT14H45M55S</meta:editing-duration>
    <meta:generator>LibreOffice/6.0.6.2$Linux_X86_64 LibreOffice_project/00m0$Build-2</meta:generator>
    <meta:document-statistic meta:table-count="1" meta:image-count="0" meta:object-count="0" meta:page-count="10" meta:paragraph-count="148" meta:word-count="1176" meta:character-count="7963" meta:non-whitespace-character-count="6849"/>
  </office:meta>
</office:document-meta>
</file>